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24-09-30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24-06-28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24-03-2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23-12-28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23-03-30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22-12-13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22-03-24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21-10-07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21-03-22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20-12-30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20-10-12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20-03-2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9-12-11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9-09-25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9-06-25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9-03-21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8-12-13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8-09-25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8-06-26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8-03-15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8-01-03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7-09-27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7-06-28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7-03-22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6-12-02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6-09-29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6-06-23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6-03-09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5-12-15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5-09-24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5-06-04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5-03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4-12-23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4-09-18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4-06-05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4-03-0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3-12-19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3-09-19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3-06-20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3-03-07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2-12-0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2-10-04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2-06-07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2-03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1-12-15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1-09-2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1-06-02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1-03-0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0-12-09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0-09-2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0-06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10-03-0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9-12-03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9-10-01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9-06-11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9-03-05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9-01-22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8-09-18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8-06-2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8-03-27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7-12-2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7-09-20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7-06-07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7-03-2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6-12-07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6-09-2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6-06-0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6-03-02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5-12-15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5-09-29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5-03-1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4-12-02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4-09-09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4-06-03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4-03-0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3-12-0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3-09-2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3-06-0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3-03-1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2-12-0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2-09-20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2-06-0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2-03-15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1-12-0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1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1-09-20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1-06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1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0-1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0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0-06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2000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9-1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9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9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8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8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8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8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7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7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7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7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6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6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6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6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5-06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5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4-1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4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4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4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3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3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3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3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2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2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2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1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1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1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1-0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0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0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90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9-1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9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8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8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8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7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7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6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6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6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5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5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5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4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4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3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2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2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80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79-09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79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78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78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77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77-09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77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76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76-06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76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71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70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9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9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9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9-06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9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8-1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8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8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8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8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7-11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7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7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7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7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6-1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6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6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5-12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5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5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4-12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4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4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3-1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3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3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3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2-1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2-11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2-10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2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2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2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2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2-0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1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1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9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9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9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8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7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7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6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5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5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5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4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4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60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59-11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59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59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59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59-05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59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59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2408</text:p>
          </table:table-cell>
          <table:table-cell office:value-type="string" calcext:value-type="string">
            <text:p>1945-0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01" meta:object-count="0"/>
    <meta:user-defined meta:name="AppVersion">3.0</meta:user-defined>
  </office:meta>
</office:document-meta>
</file>